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10.104cm"/>
    </style:style>
    <style:style style:name="co3" style:family="table-column">
      <style:table-column-properties fo:break-before="auto" style:column-width="9.64cm"/>
    </style:style>
    <style:style style:name="co4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6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opology</text:p>
          </table:table-cell>
          <table:table-cell table:style-name="ce1" office:value-type="string" calcext:value-type="string">
            <text:p>Test Case Precondition</text:p>
          </table:table-cell>
          <table:table-cell table:style-name="ce1" office:value-type="string" calcext:value-type="string">
            <text:p>Test Case Step</text:p>
          </table:table-cell>
          <table:table-cell table:style-name="ce1" office:value-type="string" calcext:value-type="string">
            <text:p>Test Case Expected Result</text:p>
          </table:table-cell>
          <table:table-cell table:style-name="ce1" office:value-type="string" calcext:value-type="string">
            <text:p>Validation Status</text:p>
          </table:table-cell>
          <table:table-cell table:style-name="ce1" office:value-type="string" calcext:value-type="string">
            <text:p>Remark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NOS_YANG_L3VPN_DEVICE_001</text:p>
          </table:table-cell>
          <table:table-cell table:style-name="ce2" office:value-type="string" calcext:value-type="string">
            <text:p>ONOS&lt;-----&gt;Huawei Device</text:p>
            <text:p/>
            <text:p>Huawei Topo(RT1---------RT2)</text:p>
          </table:table-cell>
          <table:table-cell table:style-name="ce4" office:value-type="string" calcext:value-type="string">
            <text:p>1)Configure Onos system with Huawei Device Drivers and Setup topology such that Onos system is connected to Huawei Device via netconf.</text:p>
            <text:p>2)Configure netconf session creation commands on RT1 and RT2.</text:p>
          </table:table-cell>
          <table:table-cell table:style-name="ce4" office:value-type="string" calcext:value-type="string">
            <text:p>1)Configure Vpn-instance “VRF1” and bind the vpn on the interface by sending ONOS_YANG_L3VPN_DEVICE_001.json to RT1.</text:p>
          </table:table-cell>
          <table:table-cell table:style-name="ce4" office:value-type="string" calcext:value-type="string">
            <text:p>1.1)Check whether json configuration was sent to Restconf without any error(Postman). </text:p>
            <text:p>1.2)Check whether the ip vpn-instance configuration on RT1 is showing in current-configuration and display ip vpn-instance.</text:p>
            <text:p>1.3) Check ping from RT1 to RT2 should fail</text:p>
            <text:p>1.4)Do a get operation and check whether the configrations are reflecting via restconf.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2" office:value-type="string" calcext:value-type="string">
            <text:p>ONOS_YANG_L3VPN_DEVICE_002</text:p>
          </table:table-cell>
          <table:table-cell table:style-name="ce2" office:value-type="string" calcext:value-type="string">
            <text:p>ONOS&lt;-----&gt;Huawei Device</text:p>
            <text:p/>
            <text:p>Huawei Topo(RT1---------RT2)</text:p>
          </table:table-cell>
          <table:table-cell table:style-name="ce4" office:value-type="string" calcext:value-type="string">
            <text:p>1)Configure Onos system with Huawei Device Drivers and Setup topology such that Onos system is connected to Huawei Device via netconf.</text:p>
            <text:p>2)Configure netconf session creation commands on RT1 and RT2.</text:p>
          </table:table-cell>
          <table:table-cell table:style-name="ce4" office:value-type="string" calcext:value-type="string">
            <text:p>1)Configure Vpn-instance “VRF1” and bind the vpn on the interface by sending ONOS_YANG_L3VPN_DEVICE_002.json to RT2.</text:p>
          </table:table-cell>
          <table:table-cell table:style-name="ce4" office:value-type="string" calcext:value-type="string">
            <text:p>1.1)Check whether json configuration was sent to Restconf without any error(Postman). </text:p>
            <text:p>1.2)Check whether the ip vpn-instance configuration on RT2 is showing in current-configuration and display ip vpn-instance.</text:p>
            <text:p>1.3) Check ping from RT1 to RT2 should be success.</text:p>
            <text:p>1.4)Do a get operation and check whether the configrations are reflecting via restconf.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2" office:value-type="string" calcext:value-type="string">
            <text:p>ONOS_YANG_L3VPN_DEVICE_003</text:p>
          </table:table-cell>
          <table:table-cell table:style-name="ce2" office:value-type="string" calcext:value-type="string">
            <text:p>ONOS&lt;-----&gt;Huawei Device</text:p>
            <text:p/>
            <text:p>Huawei Topo(RT1---------RT2)</text:p>
          </table:table-cell>
          <table:table-cell table:style-name="ce4" office:value-type="string" calcext:value-type="string">
            <text:p>1)Configure Onos system with Huawei Device Drivers and Setup topology such that Onos system is connected to Huawei Device via netconf.</text:p>
            <text:p>2)Configure netconf session creation commands on RT1 and RT2.</text:p>
          </table:table-cell>
          <table:table-cell table:style-name="ce4" office:value-type="string" calcext:value-type="string">
            <text:p>1)rDelete Vpn-instance “VRF1” on RT1 and RT2 by sending ONOS_YANG_L3VPN_DEVICE_003.json to RT1.</text:p>
          </table:table-cell>
          <table:table-cell table:style-name="ce4" office:value-type="string" calcext:value-type="string">
            <text:p>1.1)Check whether json configuration was sent to Restconf without any error(Postman). </text:p>
            <text:p>1.2)Check whether the vpn-instance “VRF1” configuration on RT1 is deleted and check current-configuration and display ip vpn-instance.</text:p>
            <text:p>1.3) Check ping from RT1 new intf ip to RT2 should fail.</text:p>
            <text:p>1.4)Do a get operation and check whether the configrations are reflecting via restconf.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2" office:value-type="string" calcext:value-type="string">
            <text:p>ONOS_YANG_L3VPN_DEVICE_003</text:p>
          </table:table-cell>
          <table:table-cell table:style-name="ce2" office:value-type="string" calcext:value-type="string">
            <text:p>ONOS&lt;-----&gt;Huawei Device</text:p>
            <text:p/>
            <text:p>Huawei Topo(RT1---------RT2)</text:p>
          </table:table-cell>
          <table:table-cell table:style-name="ce4" office:value-type="string" calcext:value-type="string">
            <text:p>1)Configure Onos system with Huawei Device Drivers and Setup topology such that Onos system is connected to Huawei Device via netconf.</text:p>
            <text:p>2)Configure netconf session creation commands on RT1 and RT2.</text:p>
          </table:table-cell>
          <table:table-cell table:style-name="ce4" office:value-type="string" calcext:value-type="string">
            <text:p>1)Configure a new Vpn-instance “VRF2” and bind the vpn on new interface with different ip-address and send ONOS_YANG_L3VPN_DEVICE_004.json to RT1.</text:p>
          </table:table-cell>
          <table:table-cell table:style-name="ce4" office:value-type="string" calcext:value-type="string">
            <text:p>1.1)Check whether json configuration was sent to Restconf without any error(Postman). </text:p>
            <text:p>1.2)Check whether the new ip vpn-instance configuration on RT1 is showing in current-configuration and display ip vpn-instance.</text:p>
            <text:p>1.3) Check ping from RT1 to RT2 should fail.</text:p>
            <text:p>1.4)Do a get operation and check whether the configrations are reflecting via restconf.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2" office:value-type="string" calcext:value-type="string">
            <text:p>ONOS_YANG_L3VPN_DEVICE_004</text:p>
          </table:table-cell>
          <table:table-cell table:style-name="ce2" office:value-type="string" calcext:value-type="string">
            <text:p>ONOS&lt;-----&gt;Huawei Device</text:p>
            <text:p/>
            <text:p>Huawei Topo(RT1---------RT2)</text:p>
          </table:table-cell>
          <table:table-cell table:style-name="ce4" office:value-type="string" calcext:value-type="string">
            <text:p>1)Configure Onos system with Huawei Device Drivers and Setup topology such that Onos system is connected to Huawei Device via netconf.</text:p>
            <text:p>2)Configure netconf session creation commands on RT1 and RT2.</text:p>
          </table:table-cell>
          <table:table-cell table:style-name="ce4" office:value-type="string" calcext:value-type="string">
            <text:p>1)Configure a new Vpn-instance “VRF2” and bind the vpn on new interface with different ip-address and send ONOS_YANG_L3VPN_DEVICE_005.json to RT2.</text:p>
          </table:table-cell>
          <table:table-cell table:style-name="ce4" office:value-type="string" calcext:value-type="string">
            <text:p>1.1)Check whether json configuration was sent to Restconf without any error(Postman). </text:p>
            <text:p>1.2)Check whether the new ip vpn-instance configuration on RT2 is showing in current-configuration and display ip vpn-instance.</text:p>
            <text:p>1.3) Check ping from RT1 to RT2 should be success.</text:p>
            <text:p>1.4)Do a get operation and check whether the configrations are reflecting via restconf.</text:p>
          </table:table-cell>
          <table:table-cell table:style-name="ce4"/>
          <table:table-cell table:number-columns-repeated="3"/>
        </table:table-row>
        <table:table-row table:style-name="ro3" table:number-rows-repeated="141">
          <table:table-cell table:style-name="ce3" table:number-columns-repeated="2"/>
          <table:table-cell table:style-name="ce4" table:number-columns-repeated="4"/>
          <table:table-cell table:number-columns-repeated="3"/>
        </table:table-row>
        <table:table-row table:style-name="ro3" table:number-rows-repeated="1048428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6:38:04.387268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0:48:32.914770048</meta:creation-date>
    <dc:date>2017-03-23T18:26:43.274024907</dc:date>
    <meta:editing-duration>PT18H35M20S</meta:editing-duration>
    <meta:editing-cycles>16</meta:editing-cycles>
    <meta:generator>LibreOffice/4.2.8.2$Linux_X86_64 LibreOffice_project/420m0$Build-2</meta:generator>
    <meta:document-statistic meta:table-count="1" meta:cell-count="32" meta:object-count="0"/>
  </office:meta>
</office:document-meta>
</file>